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ionJXPathBind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onJXPathBinding.UnionJXPathBinding( JXPathBindingBuilderBase . CommonAttributes commonAtts , String widgetId , String xpath , JXPathBindingBase [ ] childBind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ionJXPathBinding.doSave( Widget frmModel , JXPathContext jxp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UnionJXPathBinding.doLoad( Widget frmModel , JXPathContext jxp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